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55.65pt"/>
    </style:style>
    <style:style style:name="co4" style:family="table-column">
      <style:table-column-properties fo:break-before="auto" style:column-width="196.04pt"/>
    </style:style>
    <style:style style:name="co5" style:family="table-column">
      <style:table-column-properties fo:break-before="auto" style:column-width="200.01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58.65pt"/>
    </style:style>
    <style:style style:name="co8" style:family="table-column">
      <style:table-column-properties fo:break-before="auto" style:column-width="128.4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84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fo:color="#9900ff" fo:font-weight="bold" style:font-weight-asian="bold" style:font-weight-complex="bold"/>
    </style:style>
    <style:style style:name="ce4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800000"/>
    </style:style>
    <style:style style:name="ce44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T1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5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What changed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Observed Outcome</text:p>
          </table:table-cell>
          <table:table-cell table:style-name="ce1" office:value-type="string" calcext:value-type="string">
            <text:p>AVG REWARD</text:p>
          </table:table-cell>
          <table:table-cell table:style-name="ce1" office:value-type="string" calcext:value-type="string">
            <text:p>RECOV DAYS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18_Mar-16_04_47</text:p>
          </table:table-cell>
          <table:table-cell table:style-name="ce18" office:value-type="string" calcext:value-type="string">
            <text:p>koi-eno-base</text:p>
          </table:table-cell>
          <table:table-cell table:style-name="ce2" office:value-type="string" calcext:value-type="string">
            <text:p>&gt; Base experiment with reward based on deviation from 50% batt</text:p>
            <text:p>&gt; Hyperparamters based on basic-env-elpha</text:p>
            <text:p>&gt; Iterations = 5</text:p>
          </table:table-cell>
          <table:table-cell table:style-name="ce37"/>
          <table:table-cell table:style-name="ce2" office:value-type="string" calcext:value-type="string">
            <text:p>&gt; Learns good enough at 1.5</text:p>
            <text:p>&gt; Qvalue converges to ~ 7</text:p>
            <text:p>&gt; 25 Recov. Days</text:p>
            <text:p>&gt; Avg Rwd = 0.58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9" office:value-type="string" calcext:value-type="string">
            <text:p>18_Mar-16_09_24</text:p>
          </table:table-cell>
          <table:table-cell table:style-name="ce19" office:value-type="string" calcext:value-type="string">
            <text:p>koi-eno-nn128</text:p>
          </table:table-cell>
          <table:table-cell table:style-name="ce3" office:value-type="string" calcext:value-type="string">
            <text:p>&gt; NN width 32 &gt;&gt; 128</text:p>
          </table:table-cell>
          <table:table-cell table:style-name="ce3" office:value-type="string" calcext:value-type="string">
            <text:p>&gt; Should learn a better policy</text:p>
            <text:p>&gt; Might take longer to converge</text:p>
          </table:table-cell>
          <table:table-cell table:style-name="ce3" office:value-type="string" calcext:value-type="string">
            <text:p>&gt; No change in learning curve</text:p>
            <text:p>&gt; No change in converged Q-value</text:p>
            <text:p>&gt; A better ENP during learning in 1.5 year</text:p>
            <text:p>&gt;24.65 Recov Days</text:p>
            <text:p>&gt; Avg Rws = 0.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4.65" calcext:value-type="float">
            <text:p>24.65</text:p>
          </table:table-cell>
          <table:table-cell table:style-name="ce43" office:value-type="string" calcext:value-type="string">
            <text:p>&gt; Might have to increase HFACTOR by 2 and decrease DFACTOR by 2</text:p>
            <text:p>&gt; Checkout why action=0,1 are not used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9" office:value-type="string" calcext:value-type="string">
            <text:p>18_Mar-19_24_32</text:p>
          </table:table-cell>
          <table:table-cell table:style-name="ce19" office:value-type="string" calcext:value-type="string">
            <text:p>koi-eno-b128</text:p>
          </table:table-cell>
          <table:table-cell table:style-name="ce3" office:value-type="string" calcext:value-type="string">
            <text:p>&gt;batchsize 32 &gt;&gt; 128</text:p>
          </table:table-cell>
          <table:table-cell table:style-name="ce3" office:value-type="string" calcext:value-type="string">
            <text:p>&gt; Should learn faster</text:p>
          </table:table-cell>
          <table:table-cell table:style-name="ce3" office:value-type="string" calcext:value-type="string">
            <text:p>&gt; Avg_rwd = 0.614</text:p>
            <text:p>&gt; Recov Days=22.9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string" calcext:value-type="string">
            <text:p>&gt; Slight perf. Increase w.r.t #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9" office:value-type="string" calcext:value-type="string">
            <text:p>18_Mar-16_09_25</text:p>
          </table:table-cell>
          <table:table-cell table:style-name="ce19" office:value-type="string" calcext:value-type="string">
            <text:p>koi-eno-nn128-b128</text:p>
            <text:p/>
            <text:p>* previously named as koi-eno-b128</text:p>
          </table:table-cell>
          <table:table-cell table:style-name="ce3" office:value-type="string" calcext:value-type="string">
            <text:p>&gt; NN width 32 &gt;&gt; 128</text:p>
            <text:p><text:span text:style-name="T1">&gt;batchsize 32 &gt;&gt; 128</text:span></text:p>
          </table:table-cell>
          <table:table-cell table:style-name="ce3" office:value-type="string" calcext:value-type="string">
            <text:p>&gt; Should lear faster</text:p>
          </table:table-cell>
          <table:table-cell table:style-name="ce3" office:value-type="string" calcext:value-type="string">
            <text:p>&gt;Avg_rwd=0.599</text:p>
            <text:p>&gt;Recov days=22.6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string" calcext:value-type="string">
            <text:p># slight perf. Increase w.r.t #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18_Mar-16_09_27</text:p>
          </table:table-cell>
          <table:table-cell table:style-name="ce20" office:value-type="string" calcext:value-type="string">
            <text:p>koi-eno-3step</text:p>
          </table:table-cell>
          <table:table-cell table:style-name="ce4" office:value-type="string" calcext:value-type="string">
            <text:p>&gt; 3step return</text:p>
          </table:table-cell>
          <table:table-cell table:style-name="ce4" office:value-type="string" calcext:value-type="string">
            <text:p>&gt; Should converge faster</text:p>
            <text:p>&gt; Better Policy</text:p>
          </table:table-cell>
          <table:table-cell table:style-name="ce4" office:value-type="string" calcext:value-type="string">
            <text:p>&gt; Slightly faster convergence</text:p>
            <text:p>&gt; No significant change in other perform metrics</text:p>
          </table:table-cell>
          <table:table-cell table:style-name="ce4" office:value-type="float" office:value="0.585" calcext:value-type="float">
            <text:p>0.585</text:p>
          </table:table-cell>
          <table:table-cell table:style-name="ce4" office:value-type="float" office:value="24.36" calcext:value-type="float">
            <text:p>24.36</text:p>
          </table:table-cell>
          <table:table-cell table:style-name="ce4"/>
          <table:table-cell table:style-name="ce3"/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1" office:value-type="string" calcext:value-type="string">
            <text:p>18_Mar-16_09_28</text:p>
          </table:table-cell>
          <table:table-cell table:style-name="ce21" office:value-type="string" calcext:value-type="string">
            <text:p>koi-eno-5step</text:p>
          </table:table-cell>
          <table:table-cell table:style-name="ce5" office:value-type="string" calcext:value-type="string">
            <text:p>&gt; 5step return</text:p>
          </table:table-cell>
          <table:table-cell table:style-name="ce5" office:value-type="string" calcext:value-type="string">
            <text:p>&gt; May converge faster due to longer n-step return</text:p>
          </table:table-cell>
          <table:table-cell table:style-name="ce38" office:value-type="string" calcext:value-type="string">
            <text:p>&gt; Slightly fast in beginning but slower overall during convergence</text:p>
            <text:p>&gt; higher avg reward: 0.622</text:p>
            <text:p>&gt;lower recov days = 16.89</text:p>
            <text:p>&gt;Loss is still significant</text:p>
          </table:table-cell>
          <table:table-cell table:style-name="ce38" office:value-type="float" office:value="0.622" calcext:value-type="float">
            <text:p>0.622</text:p>
          </table:table-cell>
          <table:table-cell table:style-name="ce38" office:value-type="float" office:value="16.89" calcext:value-type="float">
            <text:p>16.89</text:p>
          </table:table-cell>
          <table:table-cell table:style-name="ce5" office:value-type="string" calcext:value-type="string">
            <text:p>&gt; Best until now</text:p>
            <text:p>&gt; Maybe longer steps work out better.</text:p>
            <text:p>&gt; Try 10 step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>
            <text:p>18_Mar-19_42_00</text:p>
          </table:table-cell>
          <table:table-cell table:style-name="ce20" office:value-type="string" calcext:value-type="string">
            <text:p>koi-eno-10step</text:p>
          </table:table-cell>
          <table:table-cell table:style-name="ce4" office:value-type="string" calcext:value-type="string">
            <text:p>&gt; 1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39" office:value-type="string" calcext:value-type="string">
            <text:p>&gt; Slightly fast in beginning but slower overall during convergence</text:p>
            <text:p>&gt; higher avg reward: 0.61</text:p>
            <text:p>&gt;lower recov days = 17.94</text:p>
            <text:p>&gt;Loss is still significant</text:p>
          </table:table-cell>
          <table:table-cell table:style-name="ce39" office:value-type="float" office:value="0.61" calcext:value-type="float">
            <text:p>0.61</text:p>
          </table:table-cell>
          <table:table-cell table:style-name="ce39" office:value-type="float" office:value="17.94" calcext:value-type="float">
            <text:p>17.94</text:p>
          </table:table-cell>
          <table:table-cell table:style-name="ce4" office:value-type="string" calcext:value-type="string">
            <text:p>&gt; 10 step doesn’t increase performa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7a</text:p>
          </table:table-cell>
          <table:table-cell table:style-name="ce20" office:value-type="string" calcext:value-type="string">
            <text:p>18_Mar-20_09_55</text:p>
          </table:table-cell>
          <table:table-cell table:style-name="ce20" office:value-type="string" calcext:value-type="string">
            <text:p>koi-eno-50step</text:p>
          </table:table-cell>
          <table:table-cell table:style-name="ce4" office:value-type="string" calcext:value-type="string">
            <text:p>&gt; 5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" office:value-type="string" calcext:value-type="string">
            <text:p>&gt;Avg_rwd=0.57</text:p>
            <text:p>&gt;Recv_days = 28.4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8.4" calcext:value-type="float">
            <text:p>28.4</text:p>
          </table:table-cell>
          <table:table-cell table:style-name="ce4" office:value-type="string" calcext:value-type="string">
            <text:p>&gt; 50 step doesn’t increase performance eithe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9" office:value-type="string" calcext:value-type="string">
            <text:p>18_Mar-16_16_39</text:p>
          </table:table-cell>
          <table:table-cell table:style-name="ce19" office:value-type="string" calcext:value-type="string">
            <text:p>koi-eno-notime</text:p>
          </table:table-cell>
          <table:table-cell table:style-name="ce3" office:value-type="string" calcext:value-type="string">
            <text:p>&gt; removed time observation</text:p>
          </table:table-cell>
          <table:table-cell table:style-name="ce3" office:value-type="string" calcext:value-type="string">
            <text:p>&gt; may learn faster</text:p>
            <text:p>&gt; should have high ENP</text:p>
          </table:table-cell>
          <table:table-cell table:style-name="ce3" office:value-type="string" calcext:value-type="string">
            <text:p>&gt; Recov days=21.95</text:p>
            <text:p>&gt; Avg Rwd=0.5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string" calcext:value-type="string">
            <text:p>&gt; Slight perf. Degradation</text:p>
            <text:p>&gt; Removing time makes no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9" office:value-type="string" calcext:value-type="string">
            <text:p>18_Mar-16_21_12</text:p>
          </table:table-cell>
          <table:table-cell table:style-name="ce19" office:value-type="string" calcext:value-type="string">
            <text:p>koi-eno-enp</text:p>
          </table:table-cell>
          <table:table-cell table:style-name="ce3" office:value-type="string" calcext:value-type="string">
            <text:p>&gt; added enp observation</text:p>
          </table:table-cell>
          <table:table-cell table:style-name="ce3" office:value-type="string" calcext:value-type="string">
            <text:p>&gt; should learn a better policy</text:p>
          </table:table-cell>
          <table:table-cell table:style-name="ce3" office:value-type="string" calcext:value-type="string">
            <text:p>&gt;Recov days=23.74</text:p>
            <text:p>Avg Rwd=0.596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23.74" calcext:value-type="float">
            <text:p>23.74</text:p>
          </table:table-cell>
          <table:table-cell table:style-name="ce43" office:value-type="string" calcext:value-type="string">
            <text:p>&gt; A slight increase in performance</text:p>
            <text:p>&gt; Adding ENP is slightly advantageou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2" office:value-type="string" calcext:value-type="string">
            <text:p>18_Mar-16_33_37</text:p>
          </table:table-cell>
          <table:table-cell table:style-name="ce22" office:value-type="string" calcext:value-type="string">
            <text:p>koi-eno-g99</text:p>
          </table:table-cell>
          <table:table-cell table:style-name="ce6" office:value-type="string" calcext:value-type="string">
            <text:p>&gt; gamma: 0.9 &gt;&gt; 0.99</text:p>
            <text:p>&gt; reward scaled by 0.1</text:p>
          </table:table-cell>
          <table:table-cell table:style-name="ce6" office:value-type="string" calcext:value-type="string">
            <text:p>&gt; since gamma=0.99, the Q-values would converge to 60 if we didn’t scale reward</text:p>
            <text:p/>
          </table:table-cell>
          <table:table-cell table:style-name="ce6" office:value-type="string" calcext:value-type="string">
            <text:p>&gt; Didn’t converge as a flatline</text:p>
            <text:p>&gt; Recov Day=44.2</text:p>
            <text:p>&gt; Avg_rwd =-0.06</text:p>
          </table:table-cell>
          <table:table-cell table:style-name="ce6" office:value-type="float" office:value="-0.06" calcext:value-type="float">
            <text:p>-0.06</text:p>
          </table:table-cell>
          <table:table-cell table:style-name="ce6" office:value-type="float" office:value="44.2" calcext:value-type="float">
            <text:p>44.2</text:p>
          </table:table-cell>
          <table:table-cell table:style-name="ce6" office:value-type="string" calcext:value-type="string">
            <text:p>&gt; Might work out if we use nstep rollout</text:p>
            <text:p>&gt; or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2" office:value-type="string" calcext:value-type="string">
            <text:p>18_Mar-16_33_57</text:p>
          </table:table-cell>
          <table:table-cell table:style-name="ce22" office:value-type="string" calcext:value-type="string">
            <text:p>koi-eno-g999</text:p>
          </table:table-cell>
          <table:table-cell table:style-name="ce6" office:value-type="string" calcext:value-type="string">
            <text:p>&gt; gamma: 0.9 &gt;&gt; 0.999</text:p>
            <text:p>&gt; reward scaled by 0.01</text:p>
          </table:table-cell>
          <table:table-cell table:style-name="ce6"/>
          <table:table-cell table:style-name="ce6" office:value-type="string" calcext:value-type="string">
            <text:p>&gt; Didn’t converge as a flatline </text:p>
            <text:p>&gt; Recov Day=32 </text:p>
            <text:p>&gt; Avg_rwd =-0.08</text:p>
          </table:table-cell>
          <table:table-cell table:style-name="ce6" office:value-type="float" office:value="-0.08" calcext:value-type="float">
            <text:p>-0.0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&gt;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2" office:value-type="string" calcext:value-type="string">
            <text:p>18_Mar-20_14_52</text:p>
          </table:table-cell>
          <table:table-cell table:style-name="ce22" office:value-type="string" calcext:value-type="string">
            <text:p>koi-eno-g999a</text:p>
          </table:table-cell>
          <table:table-cell table:style-name="ce6" office:value-type="string" calcext:value-type="string">
            <text:p>&gt; gamma: 0.9 &gt;&gt; 0.999</text:p>
            <text:p>&gt; reward scaled by 0.1</text:p>
          </table:table-cell>
          <table:table-cell table:style-name="ce6" office:value-type="string" calcext:value-type="string">
            <text:p>&gt; should converge faster with bettery policy</text:p>
          </table:table-cell>
          <table:table-cell table:style-name="ce6" office:value-type="string" calcext:value-type="string">
            <text:p>&gt; Didn’t converge</text:p>
            <text:p>&gt; Avg_rwd = -0.15</text:p>
            <text:p>&gt;Recv_days=72</text:p>
          </table:table-cell>
          <table:table-cell table:style-name="ce6" office:value-type="float" office:value="-0.15" calcext:value-type="float">
            <text:p>-0.1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&gt; No converg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3" office:value-type="string" calcext:value-type="string">
            <text:p>19_Mar-15_52_27</text:p>
          </table:table-cell>
          <table:table-cell table:style-name="ce23" office:value-type="string" calcext:value-type="string">
            <text:p>koi-eno-5step-g99</text:p>
          </table:table-cell>
          <table:table-cell table:style-name="ce7" office:value-type="string" calcext:value-type="string">
            <text:p>&gt; gamma: 0.9 &gt;&gt;0.99</text:p>
            <text:p>&gt; 5step</text:p>
          </table:table-cell>
          <table:table-cell table:style-name="ce7" office:value-type="string" calcext:value-type="string">
            <text:p>&gt; higher gamma means a higher Q-value to converge to</text:p>
            <text:p>&gt;using 5-step might accelerate the process</text:p>
          </table:table-cell>
          <table:table-cell table:style-name="ce40" office:value-type="string" calcext:value-type="string">
            <text:p>&gt; Converges to ~75</text:p>
            <text:p>&gt; Reward=0.625</text:p>
            <text:p>&gt; Recov_days=25.95</text:p>
          </table:table-cell>
          <table:table-cell table:style-name="ce40" office:value-type="float" office:value="0.625" calcext:value-type="float">
            <text:p>0.625</text:p>
          </table:table-cell>
          <table:table-cell table:style-name="ce40" office:value-type="float" office:value="25.95" calcext:value-type="float">
            <text:p>25.95</text:p>
          </table:table-cell>
          <table:table-cell table:style-name="ce40" office:value-type="string" calcext:value-type="string">
            <text:p>&gt; More recov days than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3" office:value-type="string" calcext:value-type="string">
            <text:p>19_Mar-15_57_58</text:p>
          </table:table-cell>
          <table:table-cell table:style-name="ce23" office:value-type="string" calcext:value-type="string">
            <text:p>koi-eno-5step-g95</text:p>
          </table:table-cell>
          <table:table-cell table:style-name="ce7" office:value-type="string" calcext:value-type="string">
            <text:p>&gt; gamma: 0.9 &gt;&gt; 0.95</text:p>
            <text:p>&gt; 5step</text:p>
          </table:table-cell>
          <table:table-cell table:style-name="ce7" office:value-type="string" calcext:value-type="string">
            <text:p>&gt; Q-values should converge ~20</text:p>
            <text:p>&gt; 5 step might accelerate the process</text:p>
          </table:table-cell>
          <table:table-cell table:style-name="ce7" office:value-type="string" calcext:value-type="string">
            <text:p>&gt; Avg_rwd=0.56</text:p>
            <text:p>&gt;Recov_Days=28.3</text:p>
            <text:p>&gt; Q-values ~ 15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8.3" calcext:value-type="float">
            <text:p>28.3</text:p>
          </table:table-cell>
          <table:table-cell table:style-name="ce7" office:value-type="string" calcext:value-type="string">
            <text:p>&gt; No improvement over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24" office:value-type="string" calcext:value-type="string">
            <text:p>19_Mar-16_52_49</text:p>
          </table:table-cell>
          <table:table-cell table:style-name="ce24" office:value-type="string" calcext:value-type="string">
            <text:p>koi-eno_v0_T24-base</text:p>
          </table:table-cell>
          <table:table-cell table:style-name="ce8" office:value-type="string" calcext:value-type="string">
            <text:p>&gt; One day = 24 steps</text:p>
          </table:table-cell>
          <table:table-cell table:style-name="ce8" office:value-type="string" calcext:value-type="string">
            <text:p>&gt; May learn slower</text:p>
          </table:table-cell>
          <table:table-cell table:style-name="ce41" office:value-type="string" calcext:value-type="string">
            <text:p>&gt; Avg_rwd = 0.825</text:p>
            <text:p>&gt;Recov_days = 0</text:p>
            <text:p><text:span text:style-name="T1">&gt; Q-value~8.6</text:span></text:p>
          </table:table-cell>
          <table:table-cell table:style-name="ce41" office:value-type="float" office:value="0.825" calcext:value-type="float">
            <text:p>0.825</text:p>
          </table:table-cell>
          <table:table-cell table:style-name="ce41" office:value-type="float" office:value="0" calcext:value-type="float">
            <text:p>0</text:p>
          </table:table-cell>
          <table:table-cell table:style-name="ce8" office:value-type="string" calcext:value-type="string">
            <text:p>&gt; Learns fast and better</text:p>
            <text:p>&gt; Less granularity means better learn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5" office:value-type="string" calcext:value-type="string">
            <text:p>19_Mar-18_47_29</text:p>
          </table:table-cell>
          <table:table-cell table:style-name="ce25" office:value-type="string" calcext:value-type="string">
            <text:p>koi-eno_v0_T48-base</text:p>
          </table:table-cell>
          <table:table-cell table:style-name="ce9" office:value-type="string" calcext:value-type="string">
            <text:p>&gt; One day = 48 steps</text:p>
          </table:table-cell>
          <table:table-cell table:style-name="ce9" office:value-type="string" calcext:value-type="string">
            <text:p>&gt; May learn faster and better</text:p>
          </table:table-cell>
          <table:table-cell table:style-name="ce9" office:value-type="string" calcext:value-type="string">
            <text:p>&gt; Avg_rwd = 0.77</text:p>
            <text:p>&gt;Recov_days = 0</text:p>
            <text:p>&gt; Q-value~8.5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Slight perf. Degradation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5" office:value-type="string" calcext:value-type="string">
            <text:p>19_Mar-18_40_49</text:p>
          </table:table-cell>
          <table:table-cell table:style-name="ce25" office:value-type="string" calcext:value-type="string">
            <text:p>koi-eno_v0_T120-base</text:p>
          </table:table-cell>
          <table:table-cell table:style-name="ce9" office:value-type="string" calcext:value-type="string">
            <text:p>&gt; One day = 120 steps</text:p>
          </table:table-cell>
          <table:table-cell table:style-name="ce9" office:value-type="string" calcext:value-type="string">
            <text:p>&gt; May be better than koi-eno-base</text:p>
          </table:table-cell>
          <table:table-cell table:style-name="ce9" office:value-type="string" calcext:value-type="string">
            <text:p>&gt; Avg_rwd = 0.79</text:p>
            <text:p>&gt;Recov_days = 0</text:p>
            <text:p>&gt; Q-value~8.1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Better than eno-bas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26" office:value-type="string" calcext:value-type="string">
            <text:p>20_Mar-21_02_32</text:p>
          </table:table-cell>
          <table:table-cell table:style-name="ce26" office:value-type="string" calcext:value-type="string">
            <text:p>koi-eno_v0_T24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84</text:p>
            <text:p>&gt;Recov_days=1.75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1.75" calcext:value-type="float">
            <text:p>1.75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26" office:value-type="string" calcext:value-type="string">
            <text:p>20_Mar-21_06_12</text:p>
          </table:table-cell>
          <table:table-cell table:style-name="ce26" office:value-type="string" calcext:value-type="string">
            <text:p>koi-eno_v0_T48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78</text:p>
            <text:p>&gt;Recov_days=0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26" office:value-type="string" calcext:value-type="string">
            <text:p>20_Mar-21_06_46</text:p>
          </table:table-cell>
          <table:table-cell table:style-name="ce26" office:value-type="string" calcext:value-type="string">
            <text:p>koi-eno_v0_T120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 Avg_rwd=0.79</text:p>
            <text:p>&gt;Recov_days=2.02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2.02" calcext:value-type="float">
            <text:p>2.02</text:p>
          </table:table-cell>
          <table:table-cell table:style-name="ce10" office:value-type="string" calcext:value-type="string">
            <text:p>&gt; Has a huge boost in learning performance</text:p>
            <text:p>&gt; Best learner so far</text:p>
            <text:p>&gt; Learnt policy not the best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20_Mar-21_33_22</text:p>
          </table:table-cell>
          <table:table-cell table:style-name="ce27" office:value-type="string" calcext:value-type="string">
            <text:p>koi-eno_v0_T120-10step</text:p>
          </table:table-cell>
          <table:table-cell table:style-name="ce11" office:value-type="string" calcext:value-type="string">
            <text:p>&gt;10 step return</text:p>
          </table:table-cell>
          <table:table-cell table:style-name="ce11" office:value-type="string" calcext:value-type="string">
            <text:p>&gt; May increase better and faster learning</text:p>
          </table:table-cell>
          <table:table-cell table:style-name="ce11" office:value-type="string" calcext:value-type="string">
            <text:p>&gt; Avg_rwd=0.7555</text:p>
            <text:p>&gt;Recov_days=0.0</text:p>
          </table:table-cell>
          <table:table-cell table:style-name="ce11" office:value-type="float" office:value="0.755" calcext:value-type="float">
            <text:p>0.75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&gt; Seems to have a slight increase in performance</text:p>
          </table:table-cell>
          <table:table-cell table:style-name="ce2" office:value-type="string" calcext:value-type="string">
            <text:p>Might use this as the latest milestone</text:p>
          </table:table-cell>
          <table:table-cell table:number-columns-repeated="1014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8" office:value-type="string" calcext:value-type="string">
            <text:p>20_Mar-22_04_02</text:p>
          </table:table-cell>
          <table:table-cell table:style-name="ce28" office:value-type="string" calcext:value-type="string">
            <text:p>koi-sparse_v0_T24_4x-base</text:p>
          </table:table-cell>
          <table:table-cell table:style-name="ce12" office:value-type="string" calcext:value-type="string">
            <text:p>&gt; Sparse reward 4x</text:p>
          </table:table-cell>
          <table:table-cell table:style-name="ce12" office:value-type="string" calcext:value-type="string">
            <text:p>&gt; may not learn at all</text:p>
          </table:table-cell>
          <table:table-cell table:style-name="ce12" office:value-type="string" calcext:value-type="string">
            <text:p>&gt; Doesn’t learn a good enough policy</text:p>
            <text:p>&gt; Q-value~1.5</text:p>
          </table:table-cell>
          <table:table-cell table:style-name="ce12" office:value-type="float" office:value="-0.17" calcext:value-type="float">
            <text:p>-0.17</text:p>
          </table:table-cell>
          <table:table-cell table:style-name="ce12" office:value-type="float" office:value="110.8" calcext:value-type="float">
            <text:p>110.8</text:p>
          </table:table-cell>
          <table:table-cell table:style-name="ce12" office:value-type="string" calcext:value-type="string">
            <text:p>&gt; rewards are achieved every 6 timesteps</text:p>
          </table:table-cell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8" office:value-type="string" calcext:value-type="string">
            <text:p>20_Mar-22_09_19</text:p>
          </table:table-cell>
          <table:table-cell table:style-name="ce28" office:value-type="string" calcext:value-type="string">
            <text:p>koi-sparse_v0_T24_4x-g99</text:p>
          </table:table-cell>
          <table:table-cell table:style-name="ce12" office:value-type="string" calcext:value-type="string">
            <text:p>&gt; gamma: 0.9 &gt;&gt; 0.99</text:p>
          </table:table-cell>
          <table:table-cell table:style-name="ce12" office:value-type="string" calcext:value-type="string">
            <text:p>&gt; increasing gamma may increase performance</text:p>
          </table:table-cell>
          <table:table-cell table:style-name="ce12" office:value-type="string" calcext:value-type="string">
            <text:p>&gt; Q-values don’t converge. Approaches4.5 after 5 itertions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2" office:value-type="float" office:value="51.04" calcext:value-type="float">
            <text:p>51.04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28" office:value-type="string" calcext:value-type="string">
            <text:p>20_Mar-22_10_49</text:p>
          </table:table-cell>
          <table:table-cell table:style-name="ce28" office:value-type="string" calcext:value-type="string">
            <text:p>koi-sparse_v0_T24_4x-5step</text:p>
          </table:table-cell>
          <table:table-cell table:style-name="ce12" office:value-type="string" calcext:value-type="string">
            <text:p>&gt; 5step return</text:p>
          </table:table-cell>
          <table:table-cell table:style-name="ce12" office:value-type="string" calcext:value-type="string">
            <text:p>&gt; increasing nstep may increase perfomance</text:p>
          </table:table-cell>
          <table:table-cell table:style-name="ce12" office:value-type="string" calcext:value-type="string">
            <text:p>&gt; Q-values converge very fast to ~ 1.5</text:p>
            <text:p>&gt; Learns a pretty good policy</text:p>
            <text:p>&gt; Avg_rwd=0.114</text:p>
            <text:p>&gt;Recov_day=8.625</text:p>
          </table:table-cell>
          <table:table-cell table:style-name="ce12" office:value-type="float" office:value="0.114" calcext:value-type="float">
            <text:p>0.114</text:p>
          </table:table-cell>
          <table:table-cell table:style-name="ce12" office:value-type="float" office:value="8.625" calcext:value-type="float">
            <text:p>8.625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8" office:value-type="string" calcext:value-type="string">
            <text:p>20_Mar-22_15_58</text:p>
          </table:table-cell>
          <table:table-cell table:style-name="ce28" office:value-type="string" calcext:value-type="string">
            <text:p>koi-sparse_v0_T24_4x-g99-5step</text:p>
          </table:table-cell>
          <table:table-cell table:style-name="ce12" office:value-type="string" calcext:value-type="string">
            <text:p>&gt; 5step return</text:p>
            <text:p>&gt;gamma:0.99</text:p>
          </table:table-cell>
          <table:table-cell table:style-name="ce12" office:value-type="string" calcext:value-type="string">
            <text:p>&gt; increasing gamma and nstep may increase perf. Even more</text:p>
          </table:table-cell>
          <table:table-cell table:style-name="ce12" office:value-type="string" calcext:value-type="string">
            <text:p>&gt; Q-values don’t yet converge but reach a high of around ~11</text:p>
            <text:p>&gt; Avg_rwd=0.123</text:p>
            <text:p>&gt; REcovdays=12.083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15.7" calcext:value-type="float">
            <text:p>15.7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8" office:value-type="string" calcext:value-type="string">
            <text:p>20_Mar-22_38_09</text:p>
          </table:table-cell>
          <table:table-cell table:style-name="ce28" office:value-type="string" calcext:value-type="string">
            <text:p>koi-sparse_v0_T24_4x-g97-5step</text:p>
          </table:table-cell>
          <table:table-cell table:style-name="ce12" office:value-type="string" calcext:value-type="string">
            <text:p>&gt; 5step return</text:p>
            <text:p>&gt;gamma:0.97</text:p>
            <text:p>&gt;10 iterations</text:p>
          </table:table-cell>
          <table:table-cell table:style-name="ce12" office:value-type="string" calcext:value-type="string">
            <text:p>&gt; decreasing gamma a bit may speed up convergence</text:p>
            <text:p>&gt; may take 7 iterations to converge</text:p>
          </table:table-cell>
          <table:table-cell table:style-name="ce12" office:value-type="string" calcext:value-type="string">
            <text:p>&gt; Perfect in 4 iterations</text:p>
          </table:table-cell>
          <table:table-cell table:style-name="ce12" office:value-type="float" office:value="0.166" calcext:value-type="float">
            <text:p>0.166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Very good but wrong hyperparams</text:p>
          </table:table-cell>
          <table:table-cell table:number-columns-repeated="101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9" office:value-type="string" calcext:value-type="string">
            <text:p>21_Mar-15_03_19</text:p>
          </table:table-cell>
          <table:table-cell table:style-name="ce29" office:value-type="string" calcext:value-type="string">
            <text:p>koi-sparse_v0_T24_4x-g97-5step-rerun</text:p>
          </table:table-cell>
          <table:table-cell table:style-name="ce13" office:value-type="string" calcext:value-type="string">
            <text:p>&gt; correct hyperparameters</text:p>
          </table:table-cell>
          <table:table-cell table:style-name="ce13" office:value-type="string" calcext:value-type="string">
            <text:p>&gt; may actually decrease performance and we could find out what hyperparameters are optimal</text:p>
          </table:table-cell>
          <table:table-cell table:style-name="ce13" office:value-type="string" calcext:value-type="string">
            <text:p>&gt; almost perfect in 2 iterations</text:p>
            <text:p>&gt; But end result is not good as losses are still high</text:p>
          </table:table-cell>
          <table:table-cell table:style-name="ce13" office:value-type="float" office:value="0.115" calcext:value-type="float">
            <text:p>0.115</text:p>
          </table:table-cell>
          <table:table-cell table:style-name="ce13" office:value-type="float" office:value="6.125" calcext:value-type="float">
            <text:p>6.125</text:p>
          </table:table-cell>
          <table:table-cell table:style-name="ce13" office:value-type="string" calcext:value-type="string">
            <text:p>&gt; probably one of the hyperparams is not optimal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9" office:value-type="string" calcext:value-type="string">
            <text:p>21_Mar-15_20_24</text:p>
          </table:table-cell>
          <table:table-cell table:style-name="ce29" office:value-type="string" calcext:value-type="string">
            <text:p>koi-sparse_v0_T24_4x-g97-5step-rerun-rpsize120</text:p>
          </table:table-cell>
          <table:table-cell table:style-name="ce13" office:value-type="string" calcext:value-type="string">
            <text:p>&gt; Increasing replay buffer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makes a significant difference</text:p>
            <text:p>&gt; Q-value estimate starts at a higher value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1.625" calcext:value-type="float">
            <text:p>1.625</text:p>
          </table:table-cell>
          <table:table-cell table:style-name="ce44" office:value-type="string" calcext:value-type="string">
            <text:p>&gt; important hyperparamter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9" office:value-type="string" calcext:value-type="string">
            <text:p>21_Mar-15_21_27</text:p>
          </table:table-cell>
          <table:table-cell table:style-name="ce29" office:value-type="string" calcext:value-type="string">
            <text:p>koi-sparse_v0_T24_4x-g97-5step-rerun-rpinit120</text:p>
          </table:table-cell>
          <table:table-cell table:style-name="ce13" office:value-type="string" calcext:value-type="string">
            <text:p>&gt; Increasing initial replay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recov_days increased</text:p>
            <text:p>&gt; initial replay buffer size may not matter so much</text:p>
            <text:p>&gt; Q-value learning curve is much steeper than any of the other ones</text:p>
          </table:table-cell>
          <table:table-cell table:style-name="ce13" office:value-type="float" office:value="0.112" calcext:value-type="float">
            <text:p>0.112</text:p>
          </table:table-cell>
          <table:table-cell table:style-name="ce13" office:value-type="float" office:value="18.54" calcext:value-type="float">
            <text:p>18.54</text:p>
          </table:table-cell>
          <table:table-cell table:style-name="ce44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9" office:value-type="string" calcext:value-type="string">
            <text:p>21_Mar-15_27_44</text:p>
          </table:table-cell>
          <table:table-cell table:style-name="ce29" office:value-type="string" calcext:value-type="string">
            <text:p>koi-sparse_v0_T24_4x-g97-5step-rerun-tgtsync120</text:p>
          </table:table-cell>
          <table:table-cell table:style-name="ce13" office:value-type="string" calcext:value-type="string">
            <text:p>&gt; Target_sync: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Doesn’t seem to improve performance</text:p>
            <text:p>&gt;target sync jumps are visible</text:p>
          </table:table-cell>
          <table:table-cell table:style-name="ce13" office:value-type="string" calcext:value-type="string">
            <text:p>0..089</text:p>
          </table:table-cell>
          <table:table-cell table:style-name="ce13" office:value-type="float" office:value="19.375" calcext:value-type="float">
            <text:p>19.375</text:p>
          </table:table-cell>
          <table:table-cell table:style-name="ce44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9" office:value-type="string" calcext:value-type="string">
            <text:p>21_Mar-15_29_32</text:p>
          </table:table-cell>
          <table:table-cell table:style-name="ce13" office:value-type="string" calcext:value-type="string">
            <text:p>koi-sparse_v0_T24_4x-g97-5step-rerun-ep120</text:p>
          </table:table-cell>
          <table:table-cell table:style-name="ce13" office:value-type="string" calcext:value-type="string">
            <text:p>&gt; Epsilon_frames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Perfect in 3 iterations but end result not so good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string" calcext:value-type="string">
            <text:p>&gt; <text:s/>longer epsilon helps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30" office:value-type="string" calcext:value-type="string">
            <text:p>21_Mar-15_46_12</text:p>
          </table:table-cell>
          <table:table-cell table:style-name="ce14" office:value-type="string" calcext:value-type="string">
            <text:p>koi-sparse_v0_T24_4x-g97-5step-rerun-rpsize120-ep120</text:p>
          </table:table-cell>
          <table:table-cell table:style-name="ce14" office:value-type="string" calcext:value-type="string">
            <text:p>&gt; Increase replay buffer and exploration time</text:p>
          </table:table-cell>
          <table:table-cell table:style-name="ce14" office:value-type="string" calcext:value-type="string">
            <text:p>&gt; #30 and #33 combined should approach #27</text:p>
          </table:table-cell>
          <table:table-cell table:style-name="ce14" office:value-type="string" calcext:value-type="string">
            <text:p>&gt; similar performance to #27</text:p>
            <text:p>&gt;Perfect performance from Iteration 4 onwards</text:p>
            <text:p>&gt; It combines the Q-value curves of #33 and #27</text:p>
            <text:p>&gt; Converges to about 5.5</text:p>
          </table:table-cell>
          <table:table-cell table:style-name="ce14" office:value-type="float" office:value="0.167" calcext:value-type="float">
            <text:p>0.1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&gt; we need larger buffer </text:p>
            <text:p>&gt;longer exploration</text:p>
            <text:p>&gt; shorter time before learning starts</text:p>
          </table:table-cell>
          <table:table-cell table:style-name="ce14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28" office:value-type="string" calcext:value-type="string">
            <text:p>21_Mar-15_57_50</text:p>
          </table:table-cell>
          <table:table-cell table:style-name="ce28" office:value-type="string" calcext:value-type="string">
            <text:p>koi-sparse_v0_T24_2x-g97-5step-rerun-rpsize120-ep120</text:p>
          </table:table-cell>
          <table:table-cell table:style-name="ce12" office:value-type="string" calcext:value-type="string">
            <text:p>&gt; Decreased reward freq to 2x per day</text:p>
          </table:table-cell>
          <table:table-cell table:style-name="ce12" office:value-type="string" calcext:value-type="string">
            <text:p>&gt; Should be able to learn although it might take a bit longer</text:p>
          </table:table-cell>
          <table:table-cell table:style-name="ce12" office:value-type="string" calcext:value-type="string">
            <text:p>&gt; almost good enough in iteration 4</text:p>
            <text:p>&gt; Q-value~2.75 which is half of #34</text:p>
            <text:p>&gt; Isn’t just quite optimal</text:p>
          </table:table-cell>
          <table:table-cell table:style-name="ce42" office:value-type="float" office:value="0.075" calcext:value-type="float">
            <text:p>0.075</text:p>
          </table:table-cell>
          <table:table-cell table:style-name="ce42" office:value-type="float" office:value="1.67" calcext:value-type="float">
            <text:p>1.67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28" office:value-type="string" calcext:value-type="string">
            <text:p>21_Mar-16_05_01</text:p>
          </table:table-cell>
          <table:table-cell table:style-name="ce28" office:value-type="string" calcext:value-type="string">
            <text:p>koi-sparse_v0_T24_1x-g97-5step-rerun-rpsize120-ep120</text:p>
          </table:table-cell>
          <table:table-cell table:style-name="ce12" office:value-type="string" calcext:value-type="string">
            <text:p>&gt; Decrease reward to 1x per day</text:p>
            <text:p>&gt; Almost identical to ICCD env</text:p>
          </table:table-cell>
          <table:table-cell table:style-name="ce12" office:value-type="string" calcext:value-type="string">
            <text:p>&gt; May learn but should take longer</text:p>
          </table:table-cell>
          <table:table-cell table:style-name="ce12" office:value-type="string" calcext:value-type="string">
            <text:p>&gt; Is perfect by iteration #4 but cannot keep it up</text:p>
            <text:p>&gt; Q-value converges ~1.5 which is ¼ of #34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3.125" calcext:value-type="float">
            <text:p>3.125</text:p>
          </table:table-cell>
          <table:table-cell table:style-name="ce12" office:value-type="string" calcext:value-type="string">
            <text:p>&gt; smaller returns means smaller losses which means slower learning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31" office:value-type="string" calcext:value-type="string">
            <text:p>21_Mar-16_20_15</text:p>
          </table:table-cell>
          <table:table-cell table:style-name="ce31" office:value-type="string" calcext:value-type="string">
            <text:p>koi-sparse_v0_T24_1x-g98-5step-rerun-rpsize120-ep120</text:p>
          </table:table-cell>
          <table:table-cell table:style-name="ce15" office:value-type="string" calcext:value-type="string">
            <text:p>&gt; gamma:0.97 &gt;&gt; 0.98</text:p>
          </table:table-cell>
          <table:table-cell table:style-name="ce15" office:value-type="string" calcext:value-type="string">
            <text:p>&gt; increasing gamma should increase perofmance</text:p>
            <text:p>&gt; Q-values should increase to about 2.5</text:p>
          </table:table-cell>
          <table:table-cell table:style-name="ce15" office:value-type="string" calcext:value-type="string">
            <text:p>&gt; Is perfect by iteration #4</text:p>
            <text:p>&gt; Better performance than #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&gt; much ‘loose’ battery profile than #15</text:p>
            <text:p>&gt; ENP swings more</text:p>
            <text:p>&gt; Learns faster</text:p>
          </table:table-cell>
          <table:table-cell table:style-name="ce15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32" office:value-type="string" calcext:value-type="string">
            <text:p>20_Mar-22_01_17</text:p>
          </table:table-cell>
          <table:table-cell table:style-name="ce32" office:value-type="string" calcext:value-type="string">
            <text:p>koi-sparse_v0_T120_4x-base</text:p>
          </table:table-cell>
          <table:table-cell table:style-name="ce16" office:value-type="string" calcext:value-type="string">
            <text:p>&gt; Sparse reward 4x</text:p>
          </table:table-cell>
          <table:table-cell table:style-name="ce16" office:value-type="string" calcext:value-type="string">
            <text:p>&gt; Should be able to learn a good enough policy within two years</text:p>
          </table:table-cell>
          <table:table-cell table:style-name="ce16" office:value-type="string" calcext:value-type="string">
            <text:p>&gt; Doesn’t learn a good policy</text:p>
          </table:table-cell>
          <table:table-cell table:style-name="ce16" office:value-type="float" office:value="-0.44" calcext:value-type="float">
            <text:p>-0.44</text:p>
          </table:table-cell>
          <table:table-cell table:style-name="ce16" office:value-type="float" office:value="116.4" calcext:value-type="float">
            <text:p>116.4</text:p>
          </table:table-cell>
          <table:table-cell table:style-name="ce16" office:value-type="string" calcext:value-type="string">
            <text:p>&gt; rewards are given every 30 timesteps</text:p>
          </table:table-cell>
          <table:table-cell table:style-name="ce16"/>
          <table:table-cell table:style-name="ce46" table:number-columns-repeated="1014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32" office:value-type="string" calcext:value-type="string">
            <text:p>21_Mar-15_10_16</text:p>
          </table:table-cell>
          <table:table-cell table:style-name="ce32" office:value-type="string" calcext:value-type="string">
            <text:p>koi-sparse_v0_T120_4x-g97-5step</text:p>
          </table:table-cell>
          <table:table-cell table:style-name="ce16" office:value-type="string" calcext:value-type="string">
            <text:p>&gt; T120</text:p>
            <text:p>&gt;gamma:.09 &gt;&gt;0.97</text:p>
            <text:p>&gt;5step</text:p>
          </table:table-cell>
          <table:table-cell table:style-name="ce16" office:value-type="string" calcext:value-type="string">
            <text:p>&gt; should increase performance</text:p>
          </table:table-cell>
          <table:table-cell table:style-name="ce16" office:value-type="string" calcext:value-type="string">
            <text:p>&gt; Learns a better policy in 5 iterations but still not optimal</text:p>
          </table:table-cell>
          <table:table-cell table:style-name="ce16" office:value-type="float" office:value="-0.21" calcext:value-type="float">
            <text:p>-0.21</text:p>
          </table:table-cell>
          <table:table-cell table:style-name="ce16" office:value-type="float" office:value="80.01" calcext:value-type="float">
            <text:p>80.01</text:p>
          </table:table-cell>
          <table:table-cell table:style-name="ce16" office:value-type="string" calcext:value-type="string">
            <text:p>&gt; gamma and 5step increase performance but not nearly as required</text:p>
          </table:table-cell>
          <table:table-cell table:style-name="ce16"/>
          <table:table-cell table:style-name="ce46" table:number-columns-repeated="1014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32" office:value-type="string" calcext:value-type="string">
            <text:p>21_Mar-16_41_05</text:p>
          </table:table-cell>
          <table:table-cell table:style-name="ce36" office:value-type="string" calcext:value-type="string">
            <text:p>koi-sparse_v0_T120_4x-check1</text:p>
          </table:table-cell>
          <table:table-cell table:style-name="ce16" office:value-type="string" calcext:value-type="string">
            <text:p>&gt; increased hyperparamters to reflect #37 proportions</text:p>
          </table:table-cell>
          <table:table-cell table:style-name="ce16" office:value-type="string" calcext:value-type="string">
            <text:p>&gt; should be better than #29</text:p>
          </table:table-cell>
          <table:table-cell table:style-name="ce16" office:value-type="string" calcext:value-type="string">
            <text:p>&gt; learnt better than #29 for all 10 iteration but screwed up in the test</text:p>
            <text:p>&gt; Q-value curve oscilllates less than #29</text:p>
          </table:table-cell>
          <table:table-cell table:style-name="ce16" office:value-type="float" office:value="-0.08" calcext:value-type="float">
            <text:p>-0.08</text:p>
          </table:table-cell>
          <table:table-cell table:style-name="ce16" office:value-type="float" office:value="99.86" calcext:value-type="float">
            <text:p>99.86</text:p>
          </table:table-cell>
          <table:table-cell table:style-name="ce16" table:number-columns-repeated="2"/>
          <table:table-cell table:style-name="ce46" table:number-columns-repeated="1014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32" office:value-type="string" calcext:value-type="string">
            <text:p>21_Mar-16_42_33</text:p>
          </table:table-cell>
          <table:table-cell table:style-name="ce32" office:value-type="string" calcext:value-type="string">
            <text:p>koi-sparse_v0_T120_4x-check1-10step</text:p>
          </table:table-cell>
          <table:table-cell table:style-name="ce16" office:value-type="string" calcext:value-type="string">
            <text:p>&gt; 5step to 10step</text:p>
          </table:table-cell>
          <table:table-cell table:style-name="ce16" office:value-type="string" calcext:value-type="string">
            <text:p>&gt; should increase performance and accelerate Q-value curve</text:p>
          </table:table-cell>
          <table:table-cell table:style-name="ce16" office:value-type="string" calcext:value-type="string">
            <text:p>&gt; has a better performance</text:p>
            <text:p>&gt; learning curve is much less oscillatory compared to #38</text:p>
          </table:table-cell>
          <table:table-cell table:style-name="ce16" office:value-type="float" office:value="-0.11" calcext:value-type="float">
            <text:p>-0.11</text:p>
          </table:table-cell>
          <table:table-cell table:style-name="ce16" office:value-type="float" office:value="55.925" calcext:value-type="float">
            <text:p>55.925</text:p>
          </table:table-cell>
          <table:table-cell table:style-name="ce16" office:value-type="string" calcext:value-type="string">
            <text:p>&gt; Q-value curves oscillate probably because it is evaluating both high battery level and low battery levels</text:p>
          </table:table-cell>
          <table:table-cell table:style-name="ce16"/>
          <table:table-cell table:style-name="ce46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2" office:value-type="string" calcext:value-type="string">
            <text:p>21_Mar-19_30_17</text:p>
          </table:table-cell>
          <table:table-cell table:style-name="ce32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10step to 50step</text:p>
          </table:table-cell>
          <table:table-cell table:style-name="ce16" office:value-type="string" calcext:value-type="string">
            <text:p>&gt; trying to check if nstep makes any difference beyond 10step</text:p>
          </table:table-cell>
          <table:table-cell table:style-name="ce16" table:number-columns-repeated="5"/>
          <table:table-cell table:style-name="ce46" table:number-columns-repeated="1014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32" office:value-type="string" calcext:value-type="string">
            <text:p>21_Mar-16_44_47</text:p>
          </table:table-cell>
          <table:table-cell table:style-name="ce32" office:value-type="string" calcext:value-type="string">
            <text:p>koi-sparse_v0_T120_4x-check1-10step-g98</text:p>
          </table:table-cell>
          <table:table-cell table:style-name="ce16" office:value-type="string" calcext:value-type="string">
            <text:p>&gt; gamma:0.9 to 0.98</text:p>
          </table:table-cell>
          <table:table-cell table:style-name="ce16" office:value-type="string" calcext:value-type="string">
            <text:p>&gt; should be better than #38 and a higher Q-value convergence</text:p>
          </table:table-cell>
          <table:table-cell table:style-name="ce16" office:value-type="string" calcext:value-type="string">
            <text:p>&gt; good learning but blows it in test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119.6" calcext:value-type="float">
            <text:p>119.6</text:p>
          </table:table-cell>
          <table:table-cell table:style-name="ce16" office:value-type="string" calcext:value-type="string">
            <text:p>&gt; maybe margin is too much</text:p>
          </table:table-cell>
          <table:table-cell table:style-name="ce16"/>
          <table:table-cell table:style-name="ce46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3" office:value-type="string" calcext:value-type="string">
            <text:p>21_Mar-19_30_17</text:p>
          </table:table-cell>
          <table:table-cell table:style-name="ce33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50step</text:p>
            <text:p>&gt; gamma=0.97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9" calcext:value-type="float">
            <text:p>-0.19</text:p>
          </table:table-cell>
          <table:table-cell table:style-name="ce16" office:value-type="float" office:value="80.4" calcext:value-type="float">
            <text:p>80.4</text:p>
          </table:table-cell>
          <table:table-cell table:style-name="ce16" office:value-type="string" calcext:value-type="string">
            <text:p>&gt; doesn’t really help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32" office:value-type="string" calcext:value-type="string">
            <text:p>21_Mar-19_38_34</text:p>
          </table:table-cell>
          <table:table-cell table:style-name="ce32" office:value-type="string" calcext:value-type="string">
            <text:p>koi-sparse_v0_T120_4x-check1-50step-g98</text:p>
          </table:table-cell>
          <table:table-cell table:style-name="ce16" office:value-type="string" calcext:value-type="string">
            <text:p>&gt; 50step</text:p>
            <text:p>&gt; gamma=0.98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3" calcext:value-type="float">
            <text:p>-0.13</text:p>
          </table:table-cell>
          <table:table-cell table:style-name="ce16" office:value-type="float" office:value="46.44" calcext:value-type="float">
            <text:p>46.44</text:p>
          </table:table-cell>
          <table:table-cell table:style-name="ce16" office:value-type="string" calcext:value-type="string">
            <text:p>&gt;better performance but still not optimal</text:p>
          </table:table-cell>
          <table:table-cell table:style-name="ce16"/>
          <table:table-cell table:style-name="ce47" office:value-type="string" calcext:value-type="string">
            <text:p>argue that 120 timesteps makes it difficult to learn</text:p>
          </table:table-cell>
          <table:table-cell table:number-columns-repeated="1013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32" office:value-type="string" calcext:value-type="string">
            <text:p>21_Mar-21_34_06</text:p>
          </table:table-cell>
          <table:table-cell table:style-name="ce32" office:value-type="string" calcext:value-type="string">
            <text:p>koi-sparse_v0_T120_4x-check1-50step-g99</text:p>
          </table:table-cell>
          <table:table-cell table:style-name="ce16" office:value-type="string" calcext:value-type="string">
            <text:p>&gt; 50step</text:p>
            <text:p>&gt; gamma=0.99</text:p>
          </table:table-cell>
          <table:table-cell table:style-name="ce16" office:value-type="string" calcext:value-type="string">
            <text:p>&gt; might never converge</text:p>
          </table:table-cell>
          <table:table-cell table:style-name="ce16" office:value-type="string" calcext:value-type="string">
            <text:p>&gt; Q-values converge~3.2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6.22" calcext:value-type="float">
            <text:p>6.22</text:p>
          </table:table-cell>
          <table:table-cell table:style-name="ce16" office:value-type="string" calcext:value-type="string">
            <text:p>&gt; better than #4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34" office:value-type="string" calcext:value-type="string">
            <text:p>21_Mar-22_21_01</text:p>
          </table:table-cell>
          <table:table-cell table:style-name="ce34" office:value-type="string" calcext:value-type="string">
            <text:p>koi-sparse_v0_T120_4x-check1-50step-g99-enp</text:p>
          </table:table-cell>
          <table:table-cell table:style-name="ce17" office:value-type="string" calcext:value-type="string">
            <text:p>&gt; add enp obs</text:p>
            <text:p>&gt; gamma = 0.996</text:p>
          </table:table-cell>
          <table:table-cell table:style-name="ce17" office:value-type="string" calcext:value-type="string">
            <text:p>&gt; should converge faster and better than #43</text:p>
          </table:table-cell>
          <table:table-cell table:style-name="ce17" office:value-type="string" calcext:value-type="string">
            <text:p>&gt; Converges to a higher value~7.5</text:p>
            <text:p>&gt; Takes longer to converge</text:p>
            <text:p>&gt; Seems to learn a good policy although slower than #43</text:p>
            <text:p>&gt; A sagging battery profile which shows intelligent policy from iteration 7 possibly due to inclusion of ENP obs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&gt; ENP obs is important for sagging battery value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32" office:value-type="string" calcext:value-type="string">
            <text:p>21_Mar-21_48_11</text:p>
          </table:table-cell>
          <table:table-cell table:style-name="ce32" office:value-type="string" calcext:value-type="string">
            <text:p>koi-sparse_v0_T120_1x-check1-50step-g99</text:p>
          </table:table-cell>
          <table:table-cell table:style-name="ce16" office:value-type="string" calcext:value-type="string">
            <text:p><text:span text:style-name="T1">&gt; 50step</text:span></text:p>
            <text:p><text:span text:style-name="T1">&gt; gamma=0.99</text:span></text:p>
            <text:p>&gt; Reward freq = 1 per day</text:p>
          </table:table-cell>
          <table:table-cell table:style-name="ce16" office:value-type="string" calcext:value-type="string">
            <text:p>&gt; might have better performance and better convergence like was the case fo T24 env</text:p>
          </table:table-cell>
          <table:table-cell table:style-name="ce16" office:value-type="string" calcext:value-type="string">
            <text:p>&gt; Converges to ~0.75</text:p>
          </table:table-cell>
          <table:table-cell table:style-name="ce16" office:value-type="float" office:value="-0.01" calcext:value-type="float">
            <text:p>-0.01</text:p>
          </table:table-cell>
          <table:table-cell table:style-name="ce16" office:value-type="float" office:value="8.425" calcext:value-type="float">
            <text:p>8.425</text:p>
          </table:table-cell>
          <table:table-cell table:style-name="ce16" office:value-type="string" calcext:value-type="string">
            <text:p>&gt; Not too bad considering that reward freq is reduced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34" office:value-type="string" calcext:value-type="string">
            <text:p>26_Mar-21_19_49</text:p>
          </table:table-cell>
          <table:table-cell table:style-name="ce34" office:value-type="string" calcext:value-type="string">
            <text:p>koi-sparse_v0_T120_1x-check1-50step-g996-enp</text:p>
          </table:table-cell>
          <table:table-cell table:style-name="ce17" office:value-type="string" calcext:value-type="string">
            <text:p>&gt; 50 step</text:p>
            <text:p>&gt; gamma=0.996</text:p>
            <text:p>&gt; added ENP</text:p>
            <text:p>&gt; reward freq= 1 day</text:p>
          </table:table-cell>
          <table:table-cell table:style-name="ce17" office:value-type="string" calcext:value-type="string">
            <text:p>&gt; enhancing using results of #45 and increasing difficulty of #44</text:p>
            <text:p/>
            <text:p>&gt; Should be better performing than 44 with sagging battery profiles</text:p>
          </table:table-cell>
          <table:table-cell table:style-name="ce17" office:value-type="string" calcext:value-type="string">
            <text:p>&gt; Converges to ~1.9</text:p>
            <text:p>&gt; Sagging is not too visible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erforms better than #44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5" office:value-type="string" calcext:value-type="string">
            <text:p>26_Mar-22_36_25</text:p>
          </table:table-cell>
          <table:table-cell table:style-name="ce35" office:value-type="string" calcext:value-type="string">
            <text:p>silver-utility_v0_T24-enp</text:p>
          </table:table-cell>
          <table:table-cell table:style-name="ce3" office:value-type="string" calcext:value-type="string">
            <text:p>&gt; utility_v0_T24 env</text:p>
          </table:table-cell>
          <table:table-cell table:style-name="ce3" office:value-type="string" calcext:value-type="string">
            <text:p>&gt; just checking</text:p>
          </table:table-cell>
          <table:table-cell table:style-name="ce3" office:value-type="string" calcext:value-type="string">
            <text:p>&gt; Cannot learn in 5 iterations</text:p>
            <text:p>&gt; Didn’t really converge (hihg losses)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56.21" calcext:value-type="float">
            <text:p>156.21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5" office:value-type="string" calcext:value-type="string">
            <text:p>26_Mar-22_36_59</text:p>
          </table:table-cell>
          <table:table-cell table:style-name="ce35" office:value-type="string" calcext:value-type="string">
            <text:p>silver-utility_v0_T120-enp</text:p>
          </table:table-cell>
          <table:table-cell table:style-name="ce3" office:value-type="string" calcext:value-type="string">
            <text:p>&gt; utility_v0_T120 env</text:p>
          </table:table-cell>
          <table:table-cell table:style-name="ce3" office:value-type="string" calcext:value-type="string">
            <text:p>&gt; might not converge because using gamma for sparse reward exp</text:p>
          </table:table-cell>
          <table:table-cell table:style-name="ce3" office:value-type="string" calcext:value-type="string">
            <text:p>&gt; Converges to ~200</text:p>
            <text:p>&gt; Extermely high loss</text:p>
            <text:p>&gt; Doesn’t lear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1.59" calcext:value-type="float">
            <text:p>231.59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5" office:value-type="string" calcext:value-type="string">
            <text:p>26_Mar-22_56_58</text:p>
          </table:table-cell>
          <table:table-cell table:style-name="ce35" office:value-type="string" calcext:value-type="string">
            <text:p>silver-utility_v0_T240-enp</text:p>
          </table:table-cell>
          <table:table-cell table:style-name="ce3" office:value-type="string" calcext:value-type="string">
            <text:p>&gt; utility_v0_T240 env</text:p>
          </table:table-cell>
          <table:table-cell table:style-name="ce3" office:value-type="string" calcext:value-type="string">
            <text:p>&gt; may work better than #47 and #48 due to low gamma</text:p>
          </table:table-cell>
          <table:table-cell table:style-name="ce3" office:value-type="string" calcext:value-type="string">
            <text:p>&gt; learns to confirm duty cycles to utility very soo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8.72" calcext:value-type="float">
            <text:p>238.7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5" office:value-type="string" calcext:value-type="string">
            <text:p>26_Mar-23_10_20</text:p>
          </table:table-cell>
          <table:table-cell table:style-name="ce35" office:value-type="string" calcext:value-type="string">
            <text:p>silver-utility_v0_T24-enp-g9</text:p>
          </table:table-cell>
          <table:table-cell table:style-name="ce3" office:value-type="string" calcext:value-type="string">
            <text:p>&gt; gamma: 0.98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4" calcext:value-type="float">
            <text:p>-0.34</text:p>
          </table:table-cell>
          <table:table-cell table:style-name="ce3" office:value-type="float" office:value="236.71" calcext:value-type="float">
            <text:p>236.71</text:p>
          </table:table-cell>
          <table:table-cell table:style-name="ce3" office:value-type="string" calcext:value-type="string">
            <text:p>&gt; might require longer training</text:p>
          </table:table-cell>
          <table:table-cell table:number-columns-repeated="101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5" office:value-type="string" calcext:value-type="string">
            <text:p>26_Mar-23_10_50</text:p>
          </table:table-cell>
          <table:table-cell table:style-name="ce3" office:value-type="string" calcext:value-type="string">
            <text:p>silver-utility_v0_T120-enp-g9</text:p>
          </table:table-cell>
          <table:table-cell table:style-name="ce3" office:value-type="string" calcext:value-type="string">
            <text:p>&gt; gamma: 0.996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6" calcext:value-type="float">
            <text:p>-0.36</text:p>
          </table:table-cell>
          <table:table-cell table:style-name="ce3" office:value-type="float" office:value="249.38" calcext:value-type="float">
            <text:p>249.38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5" office:value-type="string" calcext:value-type="string">
            <text:p>27_Mar-12_50_57</text:p>
          </table:table-cell>
          <table:table-cell table:style-name="ce35" office:value-type="string" calcext:value-type="string">
            <text:p>silver-utility_v0a_T24-enp-g9</text:p>
          </table:table-cell>
          <table:table-cell table:style-name="ce3" office:value-type="string" calcext:value-type="string">
            <text:p>&gt; reward = utilty * sense_dc</text:p>
          </table:table-cell>
          <table:table-cell table:style-name="ce3" office:value-type="string" calcext:value-type="string">
            <text:p>&gt; may learn better</text:p>
            <text:p>&gt; may learn to keep eno</text:p>
          </table:table-cell>
          <table:table-cell table:style-name="ce3"/>
          <table:table-cell table:style-name="ce3" office:value-type="float" office:value="-0.49" calcext:value-type="float">
            <text:p>-0.49</text:p>
          </table:table-cell>
          <table:table-cell table:style-name="ce3" office:value-type="float" office:value="242.875" calcext:value-type="float">
            <text:p>242.87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5" office:value-type="string" calcext:value-type="string">
            <text:p>27_Mar-12_50_54</text:p>
          </table:table-cell>
          <table:table-cell table:style-name="ce35" office:value-type="string" calcext:value-type="string">
            <text:p>silver-utility_v0b_T24-enp-g9</text:p>
          </table:table-cell>
          <table:table-cell table:style-name="ce3" office:value-type="string" calcext:value-type="string">
            <text:p>&gt; reward depends on (utility-sense_dc)</text:p>
          </table:table-cell>
          <table:table-cell table:style-name="ce3" table:number-columns-repeated="2"/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29.95" calcext:value-type="float">
            <text:p>229.9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5" office:value-type="string" calcext:value-type="string">
            <text:p>27_Mar-12_51_36</text:p>
          </table:table-cell>
          <table:table-cell table:style-name="ce35" office:value-type="string" calcext:value-type="string">
            <text:p>silver-utility_v0a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44" calcext:value-type="float">
            <text:p>-0.44</text:p>
          </table:table-cell>
          <table:table-cell table:style-name="ce3" office:value-type="float" office:value="233.5" calcext:value-type="float">
            <text:p>233.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5" office:value-type="string" calcext:value-type="string">
            <text:p>27_Mar-12_52_00</text:p>
          </table:table-cell>
          <table:table-cell table:style-name="ce35" office:value-type="string" calcext:value-type="string">
            <text:p>silver-utility_v0b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19" calcext:value-type="float">
            <text:p>-0.19</text:p>
          </table:table-cell>
          <table:table-cell table:style-name="ce3" office:value-type="float" office:value="196.5" calcext:value-type="float">
            <text:p>196.5</text:p>
          </table:table-cell>
          <table:table-cell table:style-name="ce3" office:value-type="string" calcext:value-type="string">
            <text:p>&gt; works much better</text:p>
            <text:p>&gt; long way to go but a good starting point</text:p>
            <text:p>&gt;#53 reward seems better</text:p>
          </table:table-cell>
          <table:table-cell table:number-columns-repeated="101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5" office:value-type="string" calcext:value-type="string">
            <text:p>27_Mar-14_36_16</text:p>
          </table:table-cell>
          <table:table-cell table:style-name="ce3" office:value-type="string" calcext:value-type="string">
            <text:p>silver-utility_v0b_T24-enp-g99</text:p>
          </table:table-cell>
          <table:table-cell table:style-name="ce3" office:value-type="string" calcext:value-type="string">
            <text:p>Gamma:0.9 &gt; 0.99</text:p>
          </table:table-cell>
          <table:table-cell table:style-name="ce3"/>
          <table:table-cell table:style-name="ce3" office:value-type="string" calcext:value-type="string">
            <text:p>&gt; better performance but not yet optimal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87.833" calcext:value-type="float">
            <text:p>87.833</text:p>
          </table:table-cell>
          <table:table-cell table:style-name="ce3" office:value-type="string" calcext:value-type="string">
            <text:p>&gt; utility may be too high and the reward function may be incorrect</text:p>
          </table:table-cell>
          <table:table-cell table:number-columns-repeated="101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5" office:value-type="string" calcext:value-type="string">
            <text:p>27_Mar-15_23_07</text:p>
          </table:table-cell>
          <table:table-cell table:style-name="ce3" office:value-type="string" calcext:value-type="string">
            <text:p>silver-utility_v0c_T24-enp-g99</text:p>
          </table:table-cell>
          <table:table-cell table:style-name="ce3" office:value-type="string" calcext:value-type="string">
            <text:p>Reward = utility or del_qos</text:p>
          </table:table-cell>
          <table:table-cell table:style-name="ce3"/>
          <table:table-cell table:style-name="ce3" office:value-type="string" calcext:value-type="string">
            <text:p>&gt; duty cycle confrom to utlity</text:p>
            <text:p>&gt; reward function doesn’t seem to make sense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29.083" calcext:value-type="float">
            <text:p>29.08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5" office:value-type="string" calcext:value-type="string">
            <text:p>27_Mar-15_24_08</text:p>
          </table:table-cell>
          <table:table-cell table:style-name="ce3" office:value-type="string" calcext:value-type="string">
            <text:p>silver-utility_v0b_T24_u2-enp-g99</text:p>
          </table:table-cell>
          <table:table-cell table:style-name="ce3" office:value-type="string" calcext:value-type="string">
            <text:p>Utility: 0.2 to 1.0</text:p>
          </table:table-cell>
          <table:table-cell table:style-name="ce3"/>
          <table:table-cell table:style-name="ce3" office:value-type="string" calcext:value-type="string">
            <text:p>&gt; intelligent behavior and some loss of ENP</text:p>
            <text:p>&gt; rewards function doesn’t seem to make sense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7.67" calcext:value-type="float">
            <text:p>17.6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5" office:value-type="string" calcext:value-type="string">
            <text:p>27_Mar-16_36_54</text:p>
          </table:table-cell>
          <table:table-cell table:style-name="ce35" office:value-type="string" calcext:value-type="string">
            <text:p>silver-utility_v2a_T24-enp-g99</text:p>
          </table:table-cell>
          <table:table-cell table:style-name="ce3" office:value-type="string" calcext:value-type="string">
            <text:p>Utility : 0.2 to 1.0</text:p>
            <text:p>Revised reward function</text:p>
          </table:table-cell>
          <table:table-cell table:style-name="ce3"/>
          <table:table-cell table:style-name="ce3" office:value-type="string" calcext:value-type="string">
            <text:p>&gt; duty cycles and utility agree with each other</text:p>
            <text:p>&gt; some ENP violation</text:p>
            <text:p>&gt; large losses</text:p>
            <text:p>&gt; cannot say for sure if Q-values converged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5.33" calcext:value-type="float">
            <text:p>25.3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5" office:value-type="string" calcext:value-type="string">
            <text:p>27_Mar-19_35_31</text:p>
          </table:table-cell>
          <table:table-cell table:style-name="ce35" office:value-type="string" calcext:value-type="string">
            <text:p>silver-utility_v2b_T24-enp-g99</text:p>
          </table:table-cell>
          <table:table-cell table:style-name="ce3" office:value-type="string" calcext:value-type="string">
            <text:p>&gt; underutilized sense_dc gets 50% reward</text:p>
          </table:table-cell>
          <table:table-cell table:style-name="ce3" office:value-type="string" calcext:value-type="string">
            <text:p>&gt; more intelligent behavior should be observed</text:p>
          </table:table-cell>
          <table:table-cell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table:number-columns-repeated="8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19:43:14.586691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13:21.080155971</meta:creation-date>
    <dc:date>2020-03-27T19:45:40.611652750</dc:date>
    <meta:editing-duration>P3DT17H18M32S</meta:editing-duration>
    <meta:editing-cycles>15</meta:editing-cycles>
    <meta:generator>LibreOffice/5.1.6.2$Linux_X86_64 LibreOffice_project/10m0$Build-2</meta:generator>
    <meta:document-statistic meta:table-count="1" meta:cell-count="552" meta:object-count="0"/>
  </office:meta>
</office:document-meta>
</file>